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5.05mm"/>
    </style:style>
    <style:style style:name="co2" style:family="table-column">
      <style:table-column-properties fo:break-before="auto" style:column-width="139.4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2" table:default-cell-style-name="Default"/>
        <table:table-row table:style-name="ro1">
          <table:table-cell office:value-type="string" calcext:value-type="string">
            <text:p>Topic ID</text:p>
          </table:table-cell>
          <table:table-cell office:value-type="string" calcext:value-type="string">
            <text:p>Quer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P</text:p>
          </table:table-cell>
          <table:table-cell office:value-type="string" calcext:value-type="string">
            <text:p>MA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ocache im Wald</text:p>
          </table:table-cell>
          <table:table-cell table:number-columns-repeated="1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onniger Geocach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ipzig Auenwald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öhlencaches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ahrrad erreichba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eicht zu finden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che mit Aussicht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ee in Leipzig + cacheType Multicache (extended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rzgebirge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adt + caseType mikro (extended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iedersachen + condition ok (extended) + difficulty 2 (extended)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weit entfernt + cacheType Multicache (extended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keine Hinwei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wenig Muggel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und mitnehme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virtueller Cache nahe Berlin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ortsuche sehr gut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hrasensuche nicht so gut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oftmals ergebnisse die nicht in kontext der suche passen weil name des caches geboostet wird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0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0T15:01:23.558166571</meta:creation-date>
    <dc:date>2018-09-20T17:23:09.094938633</dc:date>
    <meta:editing-duration>PT8M54S</meta:editing-duration>
    <meta:editing-cycles>1</meta:editing-cycles>
    <meta:document-statistic meta:table-count="1" meta:cell-count="190" meta:object-count="0"/>
    <meta:generator>LibreOffice/5.1.6.2$Linux_X86_64 LibreOffice_project/10m0$Build-2</meta:generator>
  </office:meta>
</office:document-meta>
</file>